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4.249cm"/>
    </style:style>
    <style:style style:name="Tabla1.B" style:family="table-column">
      <style:table-column-properties style:column-width="6.546cm"/>
    </style:style>
    <style:style style:name="Tabla1.C" style:family="table-column">
      <style:table-column-properties style:column-width="6.218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0d1e" officeooo:paragraph-rsid="001c0d1e"/>
    </style:style>
    <style:style style:name="P2" style:family="paragraph" style:parent-style-name="Standard">
      <style:text-properties officeooo:rsid="001c0d1e" officeooo:paragraph-rsid="0028202d"/>
    </style:style>
    <style:style style:name="P3" style:family="paragraph" style:parent-style-name="Standard">
      <style:text-properties officeooo:rsid="00561288" officeooo:paragraph-rsid="0028202d"/>
    </style:style>
    <style:style style:name="P4" style:family="paragraph" style:parent-style-name="Standard">
      <style:text-properties officeooo:rsid="005b0b55" officeooo:paragraph-rsid="001c0d1e"/>
    </style:style>
    <style:style style:name="P5" style:family="paragraph" style:parent-style-name="Standard">
      <style:text-properties officeooo:rsid="005b0b55" officeooo:paragraph-rsid="0028202d"/>
    </style:style>
    <style:style style:name="P6" style:family="paragraph" style:parent-style-name="Standard">
      <style:text-properties officeooo:rsid="005576b0" officeooo:paragraph-rsid="001e4e1d"/>
    </style:style>
    <style:style style:name="P7" style:family="paragraph" style:parent-style-name="Standard">
      <style:text-properties officeooo:rsid="004da229" officeooo:paragraph-rsid="001e4e1d"/>
    </style:style>
    <style:style style:name="P8" style:family="paragraph" style:parent-style-name="Standard">
      <style:text-properties officeooo:rsid="0021f3f4" officeooo:paragraph-rsid="001e4e1d"/>
    </style:style>
    <style:style style:name="P9" style:family="paragraph" style:parent-style-name="Standard">
      <style:text-properties officeooo:rsid="004f44eb" officeooo:paragraph-rsid="001e4e1d"/>
    </style:style>
    <style:style style:name="P10" style:family="paragraph" style:parent-style-name="Standard">
      <style:text-properties officeooo:rsid="0050d02b" officeooo:paragraph-rsid="001e4e1d"/>
    </style:style>
    <style:style style:name="P11" style:family="paragraph" style:parent-style-name="Standard">
      <style:text-properties officeooo:rsid="00511710" officeooo:paragraph-rsid="001e4e1d"/>
    </style:style>
    <style:style style:name="P12" style:family="paragraph" style:parent-style-name="Standard">
      <style:text-properties officeooo:paragraph-rsid="001e4e1d"/>
    </style:style>
    <style:style style:name="P13" style:family="paragraph" style:parent-style-name="Standard">
      <style:text-properties officeooo:rsid="001fb2cd" officeooo:paragraph-rsid="001fb2cd"/>
    </style:style>
    <style:style style:name="P14" style:family="paragraph" style:parent-style-name="Standard">
      <style:text-properties officeooo:rsid="002010b6" officeooo:paragraph-rsid="002010b6"/>
    </style:style>
    <style:style style:name="P15" style:family="paragraph" style:parent-style-name="Standard">
      <style:paragraph-properties fo:text-align="center" style:justify-single-word="false"/>
      <style:text-properties officeooo:rsid="002203e8" officeooo:paragraph-rsid="002203e8"/>
    </style:style>
    <style:style style:name="P16" style:family="paragraph" style:parent-style-name="Standard">
      <style:text-properties officeooo:rsid="0022cb8c" officeooo:paragraph-rsid="0028202d"/>
    </style:style>
    <style:style style:name="P17" style:family="paragraph" style:parent-style-name="Standard">
      <style:text-properties officeooo:rsid="00230d9f" officeooo:paragraph-rsid="00230d9f"/>
    </style:style>
    <style:style style:name="P18" style:family="paragraph" style:parent-style-name="Standard">
      <style:text-properties officeooo:rsid="0024e1aa" officeooo:paragraph-rsid="00230d9f"/>
    </style:style>
    <style:style style:name="P19" style:family="paragraph" style:parent-style-name="Standard">
      <style:text-properties officeooo:rsid="0024e1aa" officeooo:paragraph-rsid="0024e1aa"/>
    </style:style>
    <style:style style:name="P20" style:family="paragraph" style:parent-style-name="Standard">
      <style:text-properties officeooo:rsid="0026f823" officeooo:paragraph-rsid="0026f823"/>
    </style:style>
    <style:style style:name="P21" style:family="paragraph" style:parent-style-name="Standard">
      <style:text-properties officeooo:rsid="00273680" officeooo:paragraph-rsid="00273680"/>
    </style:style>
    <style:style style:name="P22" style:family="paragraph" style:parent-style-name="Standard">
      <style:text-properties officeooo:rsid="0027ee05" officeooo:paragraph-rsid="001c0d1e"/>
    </style:style>
    <style:style style:name="P23" style:family="paragraph" style:parent-style-name="Standard">
      <style:text-properties officeooo:rsid="0028202d" officeooo:paragraph-rsid="0028202d"/>
    </style:style>
    <style:style style:name="P24" style:family="paragraph" style:parent-style-name="Standard" style:list-style-name="L1">
      <style:text-properties officeooo:rsid="0028202d" officeooo:paragraph-rsid="0028202d"/>
    </style:style>
    <style:style style:name="P25" style:family="paragraph" style:parent-style-name="Standard" style:list-style-name="L2">
      <style:text-properties officeooo:rsid="0028202d" officeooo:paragraph-rsid="0028202d"/>
    </style:style>
    <style:style style:name="P26" style:family="paragraph" style:parent-style-name="Standard" style:list-style-name="L3">
      <style:text-properties officeooo:rsid="0028202d" officeooo:paragraph-rsid="0028202d"/>
    </style:style>
    <style:style style:name="P27" style:family="paragraph" style:parent-style-name="Standard">
      <style:text-properties officeooo:rsid="002859b9" officeooo:paragraph-rsid="002859b9"/>
    </style:style>
    <style:style style:name="P28" style:family="paragraph" style:parent-style-name="Standard">
      <style:text-properties officeooo:rsid="00286ae4" officeooo:paragraph-rsid="00286ae4"/>
    </style:style>
    <style:style style:name="P29" style:family="paragraph" style:parent-style-name="Standard" style:list-style-name="L4">
      <style:text-properties officeooo:rsid="00286ae4" officeooo:paragraph-rsid="00286ae4"/>
    </style:style>
    <style:style style:name="P30" style:family="paragraph" style:parent-style-name="Standard">
      <style:text-properties officeooo:rsid="00294c1c" officeooo:paragraph-rsid="00294c1c"/>
    </style:style>
    <style:style style:name="P31" style:family="paragraph" style:parent-style-name="Standard">
      <style:text-properties officeooo:rsid="002a47cd" officeooo:paragraph-rsid="002a47cd"/>
    </style:style>
    <style:style style:name="P32" style:family="paragraph" style:parent-style-name="Standard">
      <style:text-properties officeooo:rsid="002d92c0" officeooo:paragraph-rsid="002d92c0"/>
    </style:style>
    <style:style style:name="P33" style:family="paragraph" style:parent-style-name="Standard" style:list-style-name="L5">
      <style:text-properties officeooo:rsid="002d92c0" officeooo:paragraph-rsid="002d92c0"/>
    </style:style>
    <style:style style:name="P34" style:family="paragraph" style:parent-style-name="Standard">
      <style:text-properties officeooo:rsid="002dfdcd" officeooo:paragraph-rsid="002dfdcd"/>
    </style:style>
    <style:style style:name="P35" style:family="paragraph" style:parent-style-name="Standard">
      <style:text-properties officeooo:rsid="002ee98d" officeooo:paragraph-rsid="002ee98d"/>
    </style:style>
    <style:style style:name="P36" style:family="paragraph" style:parent-style-name="Standard">
      <style:text-properties officeooo:rsid="002efdac" officeooo:paragraph-rsid="002efdac"/>
    </style:style>
    <style:style style:name="P37" style:family="paragraph" style:parent-style-name="Standard" style:list-style-name="L6">
      <style:text-properties officeooo:rsid="002efdac" officeooo:paragraph-rsid="002efdac"/>
    </style:style>
    <style:style style:name="P38" style:family="paragraph" style:parent-style-name="Standard">
      <style:text-properties officeooo:rsid="002f999c" officeooo:paragraph-rsid="002f999c"/>
    </style:style>
    <style:style style:name="P39" style:family="paragraph" style:parent-style-name="Standard">
      <style:text-properties officeooo:rsid="002f999c" officeooo:paragraph-rsid="003083e8"/>
    </style:style>
    <style:style style:name="P40" style:family="paragraph" style:parent-style-name="Table_20_Contents">
      <style:text-properties officeooo:rsid="001c0d1e" officeooo:paragraph-rsid="0028202d"/>
    </style:style>
    <style:style style:name="T1" style:family="text">
      <style:text-properties officeooo:rsid="007411dd"/>
    </style:style>
    <style:style style:name="T2" style:family="text">
      <style:text-properties officeooo:rsid="00561288"/>
    </style:style>
    <style:style style:name="T3" style:family="text">
      <style:text-properties officeooo:rsid="0050d02b"/>
    </style:style>
    <style:style style:name="T4" style:family="text">
      <style:text-properties officeooo:rsid="001fcbb3"/>
    </style:style>
    <style:style style:name="T5" style:family="text">
      <style:text-properties officeooo:rsid="0075a13d"/>
    </style:style>
    <style:style style:name="T6" style:family="text">
      <style:text-properties officeooo:rsid="00ab49da"/>
    </style:style>
    <style:style style:name="T7" style:family="text">
      <style:text-properties officeooo:rsid="00208fef"/>
    </style:style>
    <style:style style:name="T8" style:family="text">
      <style:text-properties officeooo:rsid="0024e1aa"/>
    </style:style>
    <style:style style:name="T9" style:family="text">
      <style:text-properties officeooo:rsid="002bfb7b"/>
    </style:style>
    <style:style style:name="T10" style:family="text">
      <style:text-properties officeooo:rsid="002f999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ESENTACIÓN ALGORÍTMICA</text:p>
      <text:p text:style-name="P1"/>
      <text:p text:style-name="P1"/>
      <text:p text:style-name="P1"/>
      <text:p text:style-name="P2"><text:s/></text:p>
      <table:table table:name="Tabla1" table:style-name="Tabla1">
        <table:table-column table:style-name="Tabla1.A"/>
        <table:table-column table:style-name="Tabla1.B"/>
        <table:table-column table:style-name="Tabla1.C"/>
        <table:table-row>
          <table:table-cell table:style-name="Tabla1.A1" office:value-type="string">
            <text:p text:style-name="P16">Algoritmo</text:p>
          </table:table-cell>
          <table:table-cell table:style-name="Tabla1.A1" office:value-type="string">
            <text:p text:style-name="P16">Función correspondiente</text:p>
          </table:table-cell>
          <table:table-cell table:style-name="Tabla1.C1" office:value-type="string">
            <text:p text:style-name="P16">Función usada para el mal ajuste</text:p>
          </table:table-cell>
        </table:table-row>
        <table:table-row>
          <table:table-cell table:style-name="Tabla1.A2" office:value-type="string">
            <text:p text:style-name="P2">Burbuja</text:p>
          </table:table-cell>
          <table:table-cell table:style-name="Tabla1.A2" office:value-type="string">
            <text:p text:style-name="P3">a0*x*x+a1*x+a2 </text:p>
          </table:table-cell>
          <table:table-cell table:style-name="Tabla1.C2" office:value-type="string">
            <text:p text:style-name="P2">a0*x+a1</text:p>
          </table:table-cell>
        </table:table-row>
        <table:table-row>
          <table:table-cell table:style-name="Tabla1.A2" office:value-type="string">
            <text:p text:style-name="P40">Inserción</text:p>
          </table:table-cell>
          <table:table-cell table:style-name="Tabla1.A2" office:value-type="string">
            <text:p text:style-name="P3">a0*x*x+a1*x+a2</text:p>
          </table:table-cell>
          <table:table-cell table:style-name="Tabla1.C2" office:value-type="string">
            <text:p text:style-name="P2">a0*x+a1</text:p>
          </table:table-cell>
        </table:table-row>
        <table:table-row>
          <table:table-cell table:style-name="Tabla1.A2" office:value-type="string">
            <text:p text:style-name="P40">Selección</text:p>
          </table:table-cell>
          <table:table-cell table:style-name="Tabla1.A2" office:value-type="string">
            <text:p text:style-name="P3">a0*x*x+a1*x+a2 </text:p>
          </table:table-cell>
          <table:table-cell table:style-name="Tabla1.C2" office:value-type="string">
            <text:p text:style-name="P2">a0*x+a1</text:p>
          </table:table-cell>
        </table:table-row>
        <table:table-row>
          <table:table-cell table:style-name="Tabla1.A2" office:value-type="string">
            <text:p text:style-name="P40">Mergesort</text:p>
          </table:table-cell>
          <table:table-cell table:style-name="Tabla1.A2" office:value-type="string">
            <text:p text:style-name="P5"><text:span text:style-name="T1">a0*x*log(x)</text:span></text:p>
          </table:table-cell>
          <table:table-cell table:style-name="Tabla1.C2" office:value-type="string">
            <text:p text:style-name="P2">a0*x+a1</text:p>
          </table:table-cell>
        </table:table-row>
        <table:table-row>
          <table:table-cell table:style-name="Tabla1.A2" office:value-type="string">
            <text:p text:style-name="P40">Quicksort</text:p>
          </table:table-cell>
          <table:table-cell table:style-name="Tabla1.A2" office:value-type="string">
            <text:p text:style-name="P5"><text:span text:style-name="T1">a0*x*log(x)</text:span></text:p>
          </table:table-cell>
          <table:table-cell table:style-name="Tabla1.C2" office:value-type="string">
            <text:p text:style-name="P2">a0*x*x*x+a1*x*x+a2*x+a3</text:p>
          </table:table-cell>
        </table:table-row>
        <table:table-row>
          <table:table-cell table:style-name="Tabla1.A2" office:value-type="string">
            <text:p text:style-name="P40">Heapsort</text:p>
          </table:table-cell>
          <table:table-cell table:style-name="Tabla1.A2" office:value-type="string">
            <text:p text:style-name="P5"><text:span text:style-name="T1">a0*x*log(x)</text:span></text:p>
          </table:table-cell>
          <table:table-cell table:style-name="Tabla1.C2" office:value-type="string">
            <text:p text:style-name="P2">a0*x*x*x+a1*x*x+a2*x+a3</text:p>
          </table:table-cell>
        </table:table-row>
        <table:table-row>
          <table:table-cell table:style-name="Tabla1.A2" office:value-type="string">
            <text:p text:style-name="P40">Floyd</text:p>
          </table:table-cell>
          <table:table-cell table:style-name="Tabla1.A2" office:value-type="string">
            <text:p text:style-name="P5">a0*x*x*x+a1*x*x+a2*x+a3</text:p>
          </table:table-cell>
          <table:table-cell table:style-name="Tabla1.C2" office:value-type="string">
            <text:p text:style-name="P2">a0*x+a1</text:p>
          </table:table-cell>
        </table:table-row>
        <table:table-row>
          <table:table-cell table:style-name="Tabla1.A2" office:value-type="string">
            <text:p text:style-name="P40">Fibonacci</text:p>
          </table:table-cell>
          <table:table-cell table:style-name="Tabla1.A2" office:value-type="string">
            <text:p text:style-name="P5"><text:s/><text:span text:style-name="T1">a0**x</text:span></text:p>
          </table:table-cell>
          <table:table-cell table:style-name="Tabla1.C2" office:value-type="string">
            <text:p text:style-name="P2">a0*x*x*x+a1*x*x+a2*x+a3</text:p>
          </table:table-cell>
        </table:table-row>
      </table:table>
      <text:p text:style-name="P5"/>
      <text:p text:style-name="P5"/>
      <text:p text:style-name="P1"/>
      <text:p text:style-name="P1"/>
      <text:p text:style-name="P7">En el caso de los algoritmos de ordenación, <text:span text:style-name="T3">(burbuja, inserción, selección, mergesort, quicksort y heapsort)</text:span> para medir <text:span text:style-name="T4">el tiempo empleado por el algoritmo para la ordenación de un vector según su tamaño, el tamaño viene dado por el número de componentes del vector a ordenar.</text:span></text:p>
      <text:p text:style-name="P8"/>
      <text:list xml:id="list4503698682579307897" text:style-name="L3">
        <text:list-item>
          <text:p text:style-name="P26">Burbuja, inserción y selección.</text:p>
        </text:list-item>
      </text:list>
      <text:p text:style-name="P8"/>
      <text:p text:style-name="P13">Para el caso de los algoritmos cuadráticos, nos damos cuenta observando las gráficas resultantes del cálculo empírico de la eficiencia, que no son recomendables para a partir de un tamaño de 10000 elementos, ya que empieza a tardar más de 1 segundo.</text:p>
      <text:p text:style-name="P13"/>
      <text:p text:style-name="P13">Para comprobar lo anterior, realizando el cálculo híbrido de la eficiencia ajustándolo a una función cuadrática, observamos un ajuste casi perfecto. Lo que indica que el cálculo teórico proporcionado coincide con el empírico.</text:p>
      <text:p text:style-name="P13"/>
      <text:p text:style-name="P14">Hemos realizado un ajuste lineal para comprobar la diferencia que hay con respecto al ajuste correcto, que es el cuadrático <text:span text:style-name="T7">y vemos que en los tamaños comprendidos entre 20000 y 80000 vemos que el ajuste lineal es mejor, pero conforme aumenta el tamaño, es mejor el cuadrático.</text:span></text:p>
      <text:p text:style-name="P8"/>
      <text:p text:style-name="P9">Sin embargo, <text:span text:style-name="T3">para el algoritmo de Floyd que calcula los mínimos entere todos los padres de nodos en un grafo dirigido, el tamaño es el número de nodos del grafo.</text:span></text:p>
      <text:p text:style-name="P9"/>
      <text:p text:style-name="P10">Por otro lado, para el algoritmo de Fibonacci <text:span text:style-name="T5">lo que calculamos la sucesión de Fibonacci para el número que damos de entrada.</text:span></text:p>
      <text:p text:style-name="P12"/>
      <text:p text:style-name="P11">En todos ellos, el cálculo del tiempo lo hemos realizado mediante el uso de la biblioteca chrono de la STL, siguiendo los pasos especificados en el pdf para medir el valor del reloj antes y después de la ejecución del código y compilando añadiendo a la orden -std=<text:span text:style-name="T6">c++11</text:span>.</text:p>
      <text:p text:style-name="P12"/>
      <text:p text:style-name="P11">Así, vamos probando con diferentes tamaños de entrada con la ayuda de una macro y se almacenan en el correspondiente fichero con la extensión .dat.</text:p>
      <text:p text:style-name="P12"/>
      <text:p text:style-name="P6"><text:soft-page-break/>A continuación <text:span text:style-name="T2">con ayuda del gnuplot hemos creado las correspondientes gráficas con sus correspondientes etiquetas. </text:span></text:p>
      <text:p text:style-name="P6"/>
      <text:p text:style-name="P4"/>
      <text:p text:style-name="P17">Esta gráfica es la comparación de todos los algoritmos de ordenación, pero los únicos que se aprecian son los de orden cuadrático, y de entre de estos, el peor de ellos es el de burbuja.</text:p>
      <text:p text:style-name="P17">Por otro lado, el que menos tarda y por tanto el mejor es el de inserción, aunque no presenta una gran diferencia frente al de selección.</text:p>
      <text:p text:style-name="P17"/>
      <text:p text:style-name="P19">La razón por la que los de orden nlogn no se ven en esa gráfica es porque su tiempo de ejecución para esos tamaños es menor que 1 segundo.</text:p>
      <text:p text:style-name="P19"/>
      <text:p text:style-name="P17"><text:span text:style-name="T8">Para poder ver sus gráficas debemos utilizar</text:span> valores más grandes, <text:span text:style-name="T8">como vemos en la siguiente imagen correspondiente con el algoritmo mergesort.</text:span></text:p>
      <text:p text:style-name="P17"/>
      <text:list xml:id="list579039805174741417" text:style-name="L2">
        <text:list-item>
          <text:p text:style-name="P25">Mergesort</text:p>
        </text:list-item>
      </text:list>
      <text:p text:style-name="P18"/>
      <text:p text:style-name="P20">En los anteriores algoritmos hemos utilizado un tamaño del vector hasta 100000, mientras que al utilizar un tamaño de 500000 nos da un tiempo de ejecución menor que 0.1 segundo.</text:p>
      <text:p text:style-name="P4"/>
      <text:p text:style-name="P21">En cuanto a la eficiencia híbrida de este algoritmo, comprobamos que efectivamente, se ajusta relativamente bien al orden nlogn pero hay alguno picos en la gráfica probablemente debidos a que al realizar la eficiencia empírica, puede que hubiera otros procesos en segundo plano ejecutándose.</text:p>
      <text:p text:style-name="P22"/>
      <text:p text:style-name="P23">Probando con un ajuste lineal, observamos que es similar al anterior, pero los puntos se encuentran un poco más separados de la línea.</text:p>
      <text:p text:style-name="P23"/>
      <text:list xml:id="list1719925285153457567" text:style-name="L1">
        <text:list-item>
          <text:p text:style-name="P24">Quicksort</text:p>
        </text:list-item>
      </text:list>
      <text:p text:style-name="P23"/>
      <text:p text:style-name="P23">En el caso del algoritmo quicksort, para un tamaño de 500000 el tiempo de ejecución es mucho menor que 0.1 segundo, por lo que es más rápido que el mergesort.</text:p>
      <text:p text:style-name="P23"/>
      <text:p text:style-name="P27">En cuanto a la eficiencia híbrida, al ajustarlo a nlogn podemos comprobar que, al igual que en el caso anterior, aunque se ajusta bastante bien, hay picos debidos quizá a otros procesos ejecutándose en segundo plano.</text:p>
      <text:p text:style-name="P27"/>
      <text:p text:style-name="P28">En este caso hemos tomado un ajuste cúbico para tener un mal ajuste, y como se aprecia claramente <text:s/>no es correcto, ya que no coincide más que en 1 punto.</text:p>
      <text:p text:style-name="P28"/>
      <text:list xml:id="list7875409210204437920" text:style-name="L4">
        <text:list-item>
          <text:p text:style-name="P29">Heapsort</text:p>
        </text:list-item>
      </text:list>
      <text:p text:style-name="P23"/>
      <text:p text:style-name="P30">En este caso, para un tamaño de 500000 el tiempo de ejecución es más o menos de 0.1, como en el mergesort.</text:p>
      <text:p text:style-name="P23"/>
      <text:p text:style-name="P31">Por otro lado, en la gráfica de la híbrida observamos picos en los primeros tamaños, pero en el resto de tamaños es un ajuste casi perfecto.</text:p>
      <text:p text:style-name="P31"/>
      <text:p text:style-name="P31">El ajuste malo, <text:span text:style-name="T9">como en el caso anterior, es un ajuste cúbico y como se aprecia claramente <text:s/>no es correcto, ya que no coincide más que en 1 punto.</text:span></text:p>
      <text:p text:style-name="P31"/>
      <text:p text:style-name="P31"/>
      <text:p text:style-name="P31"/>
      <text:p text:style-name="P32"><text:soft-page-break/>A continuación hemos adjuntado una gráfica comparativa de estos últimos 3 algoritmos, en el que podemos comprobar, como hemos dicho, que el algoritmo con mejores tiempos de ejecución es el quicksort con tiempos mucho menores de 0.1 segundos.</text:p>
      <text:p text:style-name="P32"/>
      <text:p text:style-name="P32"/>
      <text:list xml:id="list3791236767305993334" text:style-name="L5">
        <text:list-item>
          <text:p text:style-name="P33">Floyd</text:p>
        </text:list-item>
      </text:list>
      <text:p text:style-name="P32"/>
      <text:p text:style-name="P34">El orden de eficiencia de este algoritmo es cúbico, donde los tamaños que tomamos vuelven a ser como en los 3 primeros algoritmos de ordenación, incluso menores, y podemos observar que su eficiencia es cúbica, donde concuerda con la eficiencia teórica.</text:p>
      <text:p text:style-name="P23"/>
      <text:p text:style-name="P35">Al ajustar el algoritmo a una función cúbica, el ajuste es casi perfecto, como queríamos demostrar.</text:p>
      <text:p text:style-name="P35"/>
      <text:p text:style-name="P36">Al igual que con el algoritmo cuadrático al compararlo con el lineal, para valores comprendidos entre 10000 y 45000 es más eficiente floyd.</text:p>
      <text:p text:style-name="P36"/>
      <text:list xml:id="list2824303035249691303" text:style-name="L6">
        <text:list-item>
          <text:p text:style-name="P37">Fibonacci</text:p>
        </text:list-item>
      </text:list>
      <text:p text:style-name="P36"/>
      <text:p text:style-name="P36">En este caso, este algoritmo tiene orden exponencial, por eso a pesar de que los tamaños de entrada son mucho más pequeños, a partir de un tamaño de 50, el tiempo de ejecución es de más de 200 segundos.</text:p>
      <text:p text:style-name="P36"/>
      <text:p text:style-name="P36">Al hacer un ajuste potencial, podemos comprobar que el ajuste es regular, y el algoritmo de Fibonacci toma tiempos mucho más grandes que el potencial conforme aumenta el tamaño, como podemos ver con su eficiencia teórica, debido a que <text:span text:style-name="T10">esta tenia una constante de ((1+ sqrt(5)) / 2)^n.</text:span></text:p>
      <text:p text:style-name="P36"/>
      <text:p text:style-name="P39">Por mucho que una exponencial tenga un exponente muy pequeño, siempre será mayor a la larga que una potencial con una base muy grande.</text:p>
      <text:p text:style-name="P36"/>
      <text:p text:style-name="P38">Por último, al utilizar como ajuste una función cúbica, vemos que a la larga, esta es mucho más eficiente que el algoritmo de Fibonacci, a pesar de las irregularidades al inicio.</text:p>
      <text:p text:style-name="P38"/>
      <text:p text:style-name="P38"/>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4:44:38.409767032</meta:creation-date>
    <dc:date>2017-03-15T16:43:17.632070471</dc:date>
    <meta:editing-duration>PT1H48M17S</meta:editing-duration>
    <meta:editing-cycles>26</meta:editing-cycles>
    <meta:generator>LibreOffice/5.1.6.2$Linux_X86_64 LibreOffice_project/10m0$Build-2</meta:generator>
    <meta:document-statistic meta:table-count="1" meta:image-count="0" meta:object-count="0" meta:page-count="3" meta:paragraph-count="65" meta:word-count="998" meta:character-count="5941" meta:non-whitespace-character-count="5006"/>
  </office:meta>
</office:document-meta>
</file>